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1" svg:font-family="Helvetica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5.9056in" table:align="margins" style:writing-mode="lr-tb"/>
    </style:style>
    <style:style style:name="Table5.A" style:family="table-column">
      <style:table-column-properties style:column-width="5.9056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9056in" table:align="margins" style:writing-mode="lr-tb"/>
    </style:style>
    <style:style style:name="Table1.A" style:family="table-column">
      <style:table-column-properties style:column-width="5.9056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7993in" fo:margin-left="-0.0104in" table:align="left" style:writing-mode="lr-tb"/>
    </style:style>
    <style:style style:name="Table10.A" style:family="table-column">
      <style:table-column-properties style:column-width="2.2854in"/>
    </style:style>
    <style:style style:name="Table10.B" style:family="table-column">
      <style:table-column-properties style:column-width="1.3993in"/>
    </style:style>
    <style:style style:name="Table10.C" style:family="table-column">
      <style:table-column-properties style:column-width="3.1146in"/>
    </style:style>
    <style:style style:name="Table10.1" style:family="table-row">
      <style:table-row-properties style:min-row-height="0.1319in" fo:keep-together="auto"/>
    </style:style>
    <style:style style:name="Table10.A1" style:family="table-cell">
      <style:table-cell-properties fo:padding-left="0.0104in" fo:padding-right="0.0104in" fo:padding-top="0in" fo:padding-bottom="0in" fo:border="0.5pt solid #00000a"/>
    </style:style>
    <style:style style:name="Table10.2" style:family="table-row">
      <style:table-row-properties style:min-row-height="0.2063in" fo:keep-together="auto"/>
    </style:style>
    <style:style style:name="Table10.A2" style:family="table-cell">
      <style:table-cell-properties style:vertical-align="middle" fo:padding-left="0.0104in" fo:padding-right="0.0104in" fo:padding-top="0in" fo:padding-bottom="0in" fo:border="0.5pt solid #00000a"/>
    </style:style>
    <style:style style:name="Table10.A3" style:family="table-cell">
      <style:table-cell-properties style:vertical-align="middle" fo:padding-left="0.0104in" fo:padding-right="0.0104in" fo:padding-top="0in" fo:padding-bottom="0in" fo:border-left="0.5pt solid #00000a" fo:border-right="0.5pt solid #00000a" fo:border-top="none" fo:border-bottom="0.5pt solid #00000a"/>
    </style:style>
    <style:style style:name="Table4" style:family="table">
      <style:table-properties style:width="4.5528in" fo:margin-left="-0.075in" table:align="left" style:writing-mode="lr-tb"/>
    </style:style>
    <style:style style:name="Table4.A" style:family="table-column">
      <style:table-column-properties style:column-width="4.5528in"/>
    </style:style>
    <style:style style:name="Table4.1" style:family="table-row">
      <style:table-row-properties style:min-row-height="0.541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margin-left="-0.7874in" fo:margin-right="0in" fo:text-align="end" style:justify-single-word="false" fo:text-indent="0in" style:auto-text-indent="false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Footer">
      <style:paragraph-properties fo:margin-left="0in" fo:margin-right="0.25in" fo:text-indent="0in" style:auto-text-indent="false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1" fo:font-size="10pt" fo:language="pt" fo:country="BR" style:font-size-asian="10pt" style:language-asian="pt" style:country-asian="BR" style:font-name-complex="Arial2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text-align="justify" style:justify-single-word="false" fo:orphans="0" fo:widows="0"/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12" style:family="paragraph" style:parent-style-name="Standard">
      <style:text-properties fo:color="#000000" style:font-name="Arial1" fo:font-size="10pt" fo:language="pt" fo:country="BR" style:font-name-asian="Arial Unicode MS1" style:font-size-asian="10pt" style:language-asian="pt" style:country-asian="BR" style:font-name-complex="Arial2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>
        <style:tab-stops>
          <style:tab-stop style:position="0.2957in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fo:color="#000000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21" style:family="paragraph" style:parent-style-name="Standard">
      <style:text-properties fo:color="#000000" style:font-name="Arial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24" style:family="paragraph" style:parent-style-name="Standard">
      <style:paragraph-properties fo:margin-top="0.0417in" fo:margin-bottom="0.0417in" fo:text-align="justify" style:justify-single-word="false"/>
      <style:text-properties fo:color="#000000"/>
    </style:style>
    <style:style style:name="P25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6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1" fo:font-size="10pt" fo:language="pt" fo:country="BR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1" fo:font-size="10pt" fo:language="pt" fo:country="BR" style:font-size-asian="10pt" style:language-asian="pt" style:country-asian="BR" style:font-name-complex="Arial2" style:font-size-complex="10pt"/>
    </style:style>
    <style:style style:name="P28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29" style:family="paragraph" style:parent-style-name="Standard">
      <style:paragraph-properties fo:margin-left="0.1972in" fo:margin-right="0in" fo:margin-top="0.0417in" fo:margin-bottom="0.0417in" fo:text-align="justify" style:justify-single-word="false" fo:text-indent="0in" style:auto-text-indent="fals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30" style:family="paragraph" style:parent-style-name="Standard">
      <style:paragraph-properties fo:margin-left="0.1972in" fo:margin-right="0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pt" fo:country="BR" fo:font-style="italic" style:font-size-asian="10pt" style:font-style-asian="italic" style:font-name-complex="Arial2" style:font-size-complex="10pt"/>
    </style:style>
    <style:style style:name="P31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32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fo:color="#000000" style:font-name="Arial1" fo:font-size="10pt" fo:language="pt" fo:country="BR" style:font-size-asian="10pt" style:language-asian="pt" style:country-asian="BR" style:font-name-complex="Arial2" style:font-size-complex="10pt"/>
    </style:style>
    <style:style style:name="P33" style:family="paragraph" style:parent-style-name="Standard">
      <style:paragraph-properties fo:margin-left="0.1972in" fo:margin-right="0in" fo:text-align="justify" style:justify-single-word="false" fo:text-indent="0in" style:auto-text-indent="false">
        <style:tab-stops>
          <style:tab-stop style:position="-0.5in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fo:color="#000000"/>
    </style:style>
    <style:style style:name="P35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color="#000000"/>
    </style:style>
    <style:style style:name="P36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37" style:family="paragraph" style:parent-style-name="Standard">
      <style:paragraph-properties fo:margin-left="0.0398in" fo:margin-right="0.0398in" fo:text-align="justify" style:justify-single-word="false" fo:text-indent="0in" style:auto-text-indent="fals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38" style:family="paragraph" style:parent-style-name="Standard">
      <style:paragraph-properties fo:margin-left="0.0398in" fo:margin-right="0.0398in" fo:text-align="justify" style:justify-single-word="false" fo:text-indent="0in" style:auto-text-indent="false"/>
      <style:text-properties fo:color="#000000"/>
    </style:style>
    <style:style style:name="P39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40" style:family="paragraph" style:parent-style-name="Standard">
      <style:paragraph-properties fo:background-color="#d9d9d9">
        <style:background-image/>
      </style:paragraph-properties>
      <style:text-properties fo:color="#000000"/>
    </style:style>
    <style:style style:name="P41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fo:color="#000000"/>
    </style:style>
    <style:style style:name="P42" style:family="paragraph" style:parent-style-name="Standard">
      <style:paragraph-properties fo:text-align="justify" style:justify-single-word="false" fo:orphans="0" fo:widows="0" fo:background-color="#d9d9d9">
        <style:background-image/>
      </style:paragraph-properties>
      <style:text-properties fo:color="#000000"/>
    </style:style>
    <style:style style:name="P4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left="0.2957in" fo:margin-right="0in" fo:text-align="justify" style:justify-single-word="false" fo:text-indent="0in" style:auto-text-indent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45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fo:color="#000000"/>
    </style:style>
    <style:style style:name="P46" style:family="paragraph" style:parent-style-name="Standard">
      <style:paragraph-properties fo:margin-top="0.1665in" fo:margin-bottom="0in" fo:text-align="end" style:justify-single-word="false"/>
      <style:text-properties fo:color="#000000"/>
    </style:style>
    <style:style style:name="P4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color="#000000"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4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5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fo:font-weight="normal" style:font-weight-asian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/>
    </style:style>
    <style:style style:name="P59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60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fo:color="#000000" fo:font-weight="normal" style:font-weight-asian="normal" style:font-weight-complex="normal"/>
    </style:style>
    <style:style style:name="P61" style:family="paragraph" style:parent-style-name="Standard">
      <style:paragraph-properties fo:margin-top="0.0193in" fo:margin-bottom="0.0193in" fo:line-height="100%" fo:text-align="justify" style:justify-single-word="fals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62" style:family="paragraph" style:parent-style-name="Standard">
      <style:paragraph-properties fo:margin-left="0.0161in" fo:margin-right="-0.0016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pt" fo:country="BR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63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64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2957in"/>
        </style:tab-stops>
      </style:paragraph-properties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65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4925in"/>
        </style:tab-stops>
      </style:paragraph-properties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66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2957in"/>
        </style:tab-stops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70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6.8535in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3" style:family="paragraph" style:parent-style-name="Standard">
      <style:paragraph-properties fo:margin-top="0in" fo:margin-bottom="0in" fo:line-height="100%" fo:text-align="justify" style:justify-single-word="false" fo:hyphenation-ladder-count="no-limit">
        <style:tab-stops>
          <style:tab-stop style:position="2.7563in"/>
          <style:tab-stop style:position="6.8535in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75" style:family="paragraph" style:parent-style-name="Standard">
      <style:paragraph-properties fo:margin-top="0in" fo:margin-bottom="0in" fo:line-height="100%" fo:text-align="justify" style:justify-single-word="false"/>
      <style:text-properties fo:color="#000000"/>
    </style:style>
    <style:style style:name="P76" style:family="paragraph" style:parent-style-name="Standard">
      <style:paragraph-properties fo:margin-top="0in" fo:margin-bottom="0in" fo:line-height="100%" fo:text-align="justify" style:justify-single-word="false"/>
      <style:text-properties fo:color="#000000" fo:font-weight="normal" style:font-weight-asian="normal" style:font-weight-complex="normal"/>
    </style:style>
    <style:style style:name="P77" style:family="paragraph" style:parent-style-name="Body_20_Text_20_3">
      <style:paragraph-properties fo:margin-left="0in" fo:margin-right="0.122in" fo:margin-top="0in" fo:margin-bottom="0in" fo:line-height="100%" fo:text-align="center" style:justify-single-word="false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78" style:family="paragraph" style:parent-style-name="List_20_Paragraph">
      <style:paragraph-properties fo:margin-left="0.3937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style:font-size-asian="10pt" style:font-name-complex="Arial2" style:font-size-complex="10pt"/>
    </style:style>
    <style:style style:name="P79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color="#000000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color="#000000" style:font-name="Arial1" fo:font-size="10pt" style:font-size-asian="10pt" style:font-name-complex="Arial2" style:font-size-complex="10pt"/>
    </style:style>
    <style:style style:name="P82" style:family="paragraph" style:parent-style-name="Normal_20__28_Web_29_">
      <style:paragraph-properties fo:text-align="center" style:justify-single-word="false" fo:break-before="page"/>
      <style:text-properties fo:color="#000000" style:font-name="Arial1" fo:font-size="10pt" style:font-size-asian="10pt" style:font-name-complex="Arial2" style:font-size-complex="10pt"/>
    </style:style>
    <style:style style:name="P83" style:family="paragraph" style:parent-style-name="Normal_20__28_Web_29_">
      <style:paragraph-properties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84" style:family="paragraph" style:parent-style-name="Normal_20__28_Web_29_">
      <style:paragraph-properties fo:text-align="center" style:justify-single-word="false"/>
      <style:text-properties fo:color="#000000" style:font-name="Arial1" fo:font-size="10pt" fo:font-style="italic" style:font-size-asian="10pt" style:font-style-asian="italic" style:font-name-complex="Arial2" style:font-size-complex="10pt"/>
    </style:style>
    <style:style style:name="P85" style:family="paragraph" style:parent-style-name="Standard">
      <style:paragraph-properties fo:margin-left="0.5in" fo:margin-right="0in" fo:text-align="center" style:justify-single-word="false" fo:text-indent="-0.5in" style:auto-text-indent="fals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86" style:family="paragraph" style:parent-style-name="Standard">
      <style:paragraph-properties fo:text-align="center" style:justify-single-word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87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88" style:family="paragraph" style:parent-style-name="Standard">
      <style:paragraph-properties fo:text-align="justify" style:justify-single-word="false">
        <style:tab-stops>
          <style:tab-stop style:position="0.2957in"/>
        </style:tab-stops>
      </style:paragraph-properties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89" style:family="paragraph" style:parent-style-name="Standard">
      <style:paragraph-properties fo:text-align="justify" style:justify-single-word="false">
        <style:tab-stops>
          <style:tab-stop style:position="0in"/>
          <style:tab-stop style:position="0.1972in"/>
        </style:tab-stops>
      </style:paragraph-properties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90" style:family="paragraph" style:parent-style-name="Standard">
      <style:paragraph-properties fo:text-align="justify" style:justify-single-word="false">
        <style:tab-stops>
          <style:tab-stop style:position="0in"/>
          <style:tab-stop style:position="0.1972in"/>
        </style:tab-stops>
      </style:paragraph-properties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92" style:family="paragraph" style:parent-style-name="Standard">
      <style:paragraph-properties fo:text-align="center" style:justify-single-word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93" style:family="paragraph" style:parent-style-name="Standard">
      <style:paragraph-properties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94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95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1" fo:font-size="10pt" fo:language="pt" fo:country="BR" style:font-size-asian="10pt" style:language-asian="pt" style:country-asian="BR" style:font-name-complex="Arial2" style:font-size-complex="10pt"/>
    </style:style>
    <style:style style:name="P96" style:family="paragraph" style:parent-style-name="Standard">
      <style:paragraph-properties fo:margin-top="0.0193in" fo:margin-bottom="0.0193in" fo:line-height="100%" fo:text-align="justify" style:justify-single-word="false"/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97" style:family="paragraph" style:parent-style-name="Standard">
      <style:paragraph-properties fo:margin-top="0.0193in" fo:margin-bottom="0.0193in" fo:line-height="100%" fo:text-align="justify" style:justify-single-word="false"/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98" style:family="paragraph" style:parent-style-name="Standard">
      <style:paragraph-properties fo:margin-top="0.0193in" fo:margin-bottom="0.0193in" fo:line-height="100%" fo:text-align="justify" style:justify-single-word="false"/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99" style:family="paragraph" style:parent-style-name="Standard" style:list-style-name="L1">
      <style:paragraph-properties fo:margin-top="0in" fo:margin-bottom="0in" fo:line-height="100%" fo:text-align="justify" style:justify-single-word="false"/>
      <style:text-properties fo:color="#000000"/>
    </style:style>
    <style:style style:name="P100" style:family="paragraph" style:parent-style-name="Standard" style:list-style-name="L1">
      <style:paragraph-properties fo:margin-top="0in" fo:margin-bottom="0in" fo:line-height="100%" fo:text-align="justify" style:justify-single-word="false">
        <style:tab-stops/>
      </style:paragraph-properties>
      <style:text-properties fo:color="#000000"/>
    </style:style>
    <style:style style:name="P101" style:family="paragraph" style:parent-style-name="Standard">
      <style:paragraph-properties fo:margin-top="0in" fo:margin-bottom="0in" fo:line-height="100%" fo:text-align="justify" style:justify-single-word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02" style:family="paragraph" style:parent-style-name="Standard">
      <style:paragraph-properties fo:margin-left="0.0398in" fo:margin-right="0.0398in" fo:text-align="justify" style:justify-single-word="false" fo:text-indent="0in" style:auto-text-indent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103" style:family="paragraph" style:parent-style-name="Standard">
      <style:paragraph-properties fo:margin-left="0.0398in" fo:margin-right="0.0398in" fo:text-align="justify" style:justify-single-word="false" fo:text-indent="0in" style:auto-text-indent="fals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104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105" style:family="paragraph" style:parent-style-name="Standard">
      <style:paragraph-properties fo:text-align="justify" style:justify-single-word="false" fo:orphans="0" fo:widows="0" fo:background-color="#d9d9d9">
        <style:background-image/>
      </style:paragraph-properties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106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07" style:family="paragraph" style:parent-style-name="Standard">
      <style:paragraph-properties fo:text-align="center" style:justify-single-word="false" fo:background-color="#d9d9d9">
        <style:background-image/>
      </style:paragraph-properties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108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text-align="justify" style:justify-single-word="false" fo:orphans="0" fo:widows="0" fo:background-color="#d9d9d9"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1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3" style:family="paragraph" style:parent-style-name="Standard">
      <style:paragraph-properties fo:margin-left="0in" fo:margin-right="0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14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fo:color="#000000" style:font-name="Arial1" fo:font-size="10pt" fo:language="pt" fo:country="BR" style:font-size-asian="10pt" style:language-asian="pt" style:country-asian="BR" style:font-name-complex="Arial2" style:font-size-complex="10pt"/>
    </style:style>
    <style:style style:name="P115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6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7" style:family="paragraph" style:parent-style-name="Standard">
      <style:paragraph-properties fo:margin-top="0.1665in" fo:margin-bottom="0in" fo:text-align="end" style:justify-single-word="false"/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P118" style:family="paragraph" style:parent-style-name="Normal">
      <style:paragraph-properties fo:margin-left="0.5in" fo:margin-right="0in" fo:text-align="start" style:justify-single-word="false" fo:text-indent="-0.5in" style:auto-text-indent="false" style:text-autospace="non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119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20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  <style:text-properties fo:color="#000000" style:font-name="Arial1" fo:font-size="10pt" fo:language="pt" fo:country="PT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21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122" style:family="paragraph" style:parent-style-name="Body_20_Text_20_2" style:list-style-name="WWNum43">
      <style:paragraph-properties fo:margin-left="0in" fo:margin-right="-0.3937in" fo:text-indent="0in" style:auto-text-indent="false"/>
      <style:text-properties fo:color="#000000" style:font-name="Arial1" fo:font-size="10pt" style:font-size-asian="10pt" style:font-name-complex="Arial2"/>
    </style:style>
    <style:style style:name="P123" style:family="paragraph" style:parent-style-name="Text_20_body">
      <style:paragraph-properties fo:background-color="#d9d9d9">
        <style:background-image/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124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125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1" style:family="text">
      <style:text-properties style:font-name="Arial1" fo:font-size="8pt" fo:font-weight="bold" style:font-size-asian="8pt" style:font-weight-asian="bold" style:font-name-complex="Arial2" style:font-size-complex="8pt" style:font-weight-complex="bold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fo:language="pt" fo:country="BR" style:font-size-asian="10pt" style:font-name-complex="Arial2" style:font-size-complex="10pt"/>
    </style:style>
    <style:style style:name="T5" style:family="text"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T6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7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8" style:family="text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language="pt" fo:country="BR" fo:font-weight="bold" style:font-size-asian="10pt" style:font-weight-asian="bold" style:font-name-complex="Arial2" style:font-size-complex="10pt" style:font-style-complex="italic"/>
    </style:style>
    <style:style style:name="T10" style:family="text">
      <style:text-properties style:font-name="Arial1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T11" style:family="text"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language="pt" fo:country="BR" fo:font-style="italic" style:font-size-asian="10pt" style:font-style-asian="italic" style:font-name-complex="Arial2" style:font-size-complex="10pt"/>
    </style:style>
    <style:style style:name="T13" style:family="text">
      <style:text-properties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14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5" style:family="text">
      <style:text-properties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16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7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18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T19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20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21" style:family="text">
      <style:text-properties style:font-name="Arial1" fo:font-size="10pt" fo:language="en" fo:country="US" style:font-size-asian="10pt" style:font-name-complex="Arial2" style:font-size-complex="10pt"/>
    </style:style>
    <style:style style:name="T22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23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24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style-complex="italic" style:font-weight-complex="bold"/>
    </style:style>
    <style:style style:name="T26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27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28" style:family="text">
      <style:text-properties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29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0" style:family="text"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T3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2" style:family="text">
      <style:text-properties fo:font-weight="bold" style:font-weight-asian="bold"/>
    </style:style>
    <style:style style:name="T33" style:family="text">
      <style:text-properties fo:language="pt" fo:country="PT" fo:background-color="transparent"/>
    </style:style>
    <style:style style:name="T34" style:family="text">
      <style:text-properties fo:font-style="normal" style:text-underline-style="none" fo:font-weight="normal" style:font-name-asian="Times New Roman1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style:font-name-asian="Times New Roman1" style:font-style-asian="normal" style:font-weight-asian="normal" style:font-style-complex="normal" style:font-weight-complex="bold"/>
    </style:style>
    <style:style style:name="T36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/>
    </style:style>
    <style:style style:name="T37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weight-complex="bold"/>
    </style:style>
    <style:style style:name="T38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9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40" style:family="text">
      <style:text-properties style:font-name="Arial" fo:language="en" fo:country="US" style:font-name-complex="Arial" style:font-weight-complex="bold"/>
    </style:style>
    <style:style style:name="T41" style:family="text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text:placeholder text:placeholder-type="text">&lt;setLang('pt_BR')&gt;</text:placeholder></text:p>
      <text:p text:style-name="P118"/>
      <text:p text:style-name="P85">RELATÓRIO TÉCNICO III</text:p>
      <text:p text:style-name="P120"/>
      <text:p text:style-name="P77"><text:span text:style-name="T33"><text:placeholder text:placeholder-type="text">&lt;o.formulated_product_id.name&gt;</text:placeholder></text:span><text:span text:style-name="T33"> </text:span></text:p>
      <text:p text:style-name="P121"/>
      <text:p text:style-name="P86">PRODUTO FORMULADO COM BASE EM PRODUTO TÉCNICO EQUIVALENTE</text:p>
      <text:p text:style-name="P8"/>
      <text:p text:style-name="P25">a) Nome(s) e endereço(s) do(s) fabricante(s) e do(s) fornecedor(es) do produto formulado e do produto técnico:</text:p>
      <text:p text:style-name="P25"/>
      <text:p text:style-name="P16">FABRICANTES DO PRODUTO TÉCNICO:</text:p>
      <text:p text:style-name="P15"/>
      <table:table table:name="Table5" table:style-name="Table5">
        <table:table-column table:style-name="Table5.A"/>
        <table:table-row>
          <table:table-cell table:style-name="Table5.A1" office:value-type="string">
            <text:p text:style-name="P47"><text:placeholder text:placeholder-type="text">&lt;for each="partner in partners(o, 'manufacturer')"&gt;</text:placeholder></text:p>
          </table:table-cell>
        </table:table-row>
        <table:table-row>
          <table:table-cell table:style-name="Table5.A2" office:value-type="string">
            <text:p text:style-name="P80"><text:placeholder text:placeholder-type="text">&lt;partner.name&gt;</text:placeholder></text:p>
            <text:p text:style-name="P81"/>
            <text:p text:style-name="P81"><text:placeholder text:placeholder-type="text">&lt;partner.street&gt;</text:placeholder>, <text:placeholder text:placeholder-type="text">&lt;partner.street2&gt;</text:placeholder></text:p>
            <text:p text:style-name="P81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  <text:p text:style-name="P81"/>
          </table:table-cell>
        </table:table-row>
        <table:table-row>
          <table:table-cell table:style-name="Table5.A2" office:value-type="string">
            <text:p text:style-name="P81"><text:placeholder text:placeholder-type="text">&lt;/for&gt;</text:placeholder></text:p>
          </table:table-cell>
        </table:table-row>
      </table:table>
      <text:p text:style-name="P47"/>
      <text:p text:style-name="P48"/>
      <text:p text:style-name="P16">FORMULADORES / MANIPULADORES:</text:p>
      <text:p text:style-name="P16"/>
      <text:p text:style-name="P16"/>
      <table:table table:name="Table1" table:style-name="Table1">
        <table:table-column table:style-name="Table1.A"/>
        <table:table-row>
          <table:table-cell table:style-name="Table1.A1" office:value-type="string">
            <text:p text:style-name="P47"><text:placeholder text:placeholder-type="text">&lt;for each="partner in partners(o, 'formulator')"&gt;</text:placeholder></text:p>
          </table:table-cell>
        </table:table-row>
        <table:table-row>
          <table:table-cell table:style-name="Table1.A2" office:value-type="string">
            <text:p text:style-name="P80"><text:placeholder text:placeholder-type="text">&lt;partner.name&gt;</text:placeholder></text:p>
            <text:p text:style-name="P81"/>
            <text:p text:style-name="P81"><text:placeholder text:placeholder-type="text">&lt;partner.street&gt;</text:placeholder>, <text:placeholder text:placeholder-type="text">&lt;partner.street2&gt;</text:placeholder></text:p>
            <text:p text:style-name="P81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  <text:p text:style-name="P81"/>
          </table:table-cell>
        </table:table-row>
        <table:table-row>
          <table:table-cell table:style-name="Table1.A2" office:value-type="string">
            <text:p text:style-name="P81"><text:placeholder text:placeholder-type="text">&lt;/for&gt;</text:placeholder></text:p>
          </table:table-cell>
        </table:table-row>
      </table:table>
      <text:p text:style-name="P9"/>
      <text:p text:style-name="P9"/>
      <text:p text:style-name="P9"><text:bookmark text:name="bkmFormuladores"/></text:p>
      <text:p text:style-name="P25">b) Código(s) atribuído(s) durante a fase experimental:</text:p>
      <text:p text:style-name="P25"/>
      <text:p text:style-name="P26"><text:placeholder text:placeholder-type="text">&lt;o.formulated_product_id.default_code&gt;</text:placeholder></text:p>
      <text:p text:style-name="P26"/>
      <text:p text:style-name="P25">c) Número do código do(s) ingrediente(s) ativo(s) no Chemical Abstracts Service Registry (CAS):</text:p>
      <text:p text:style-name="P25"/>
      <text:p text:style-name="P96"><text:placeholder text:placeholder-type="text">&lt;for each="ing in cqqs(o,'chemical')"&gt;</text:placeholder></text:p>
      <text:p text:style-name="P61"><text:span text:style-name="T34"><text:placeholder text:placeholder-type="text">&lt;ing.ingredient_id.name&gt;</text:placeholder></text:span><text:span text:style-name="T34"> <text:s/></text:span><text:span text:style-name="T35">CAS nº </text:span><text:span text:style-name="T34"><text:placeholder text:placeholder-type="text">&lt;ing.ingredient_id.name&gt;</text:placeholder></text:span></text:p>
      <text:p text:style-name="P97"/>
      <text:p text:style-name="P124"><text:placeholder text:placeholder-type="text">&lt;/for&gt;</text:placeholder></text:p>
      <text:p text:style-name="P28"><text:bookmark-start text:name="bmkIANome1"/></text:p>
      <text:p text:style-name="P24"><text:bookmark-end text:name="bmkIANome1"/><text:span text:style-name="T7">d) Esquema das principais etapas de produção do produto formulado a partir do produto técnico e demais componentes, bem como em se tratando de obtenção do produto formulado diretamente a partir das matérias-primas: </text:span><text:span text:style-name="T9">(Anexo 13.1)</text:span></text:p>
      <text:p text:style-name="P25"><text:soft-page-break/></text:p>
      <text:p text:style-name="P24"><text:span text:style-name="T5">Segue em anexo a Declaração do Processo Produtivo do</text:span><text:span text:style-name="T10"> </text:span><text:span text:style-name="T20"><text:placeholder text:placeholder-type="text">&lt;o.formulated_product_id.name&gt;</text:placeholder></text:span><text:span text:style-name="T18">, </text:span><text:span text:style-name="T5">emitida em </text:span><field:fieldmark-start text:name="__Fieldmark__49647_332033979" field:type="vnd.oasis.opendocument.field.FORMTEXT"/><text:span text:style-name="T5">12 de julho de 2010</text:span><field:fieldmark-end/><text:span text:style-name="T5">. </text:span></text:p>
      <text:p text:style-name="P25"/>
      <text:p text:style-name="P24"><text:span text:style-name="T7">e) Declaração, com laudo em anexo, da composição quali-quantitativa, do produto formulado em todos os seus componentes indicando suas funções especificas na formulação. Em havendo mais de um fabricante, apresentar laudos específicos: </text:span><text:span text:style-name="T9">(Anexo 13.1)</text:span></text:p>
      <text:p text:style-name="P25"/>
      <text:p text:style-name="P24"><text:span text:style-name="T5">Segue em anexo Declaração da Composição Qualitativa e Quantitativa do produto </text:span><text:span text:style-name="T20"><text:placeholder text:placeholder-type="text">&lt;o.formulated_product_id.name&gt;</text:placeholder></text:span><text:span text:style-name="T20">, </text:span><text:span text:style-name="T5">emitida em </text:span><field:fieldmark-start text:name="__Fieldmark__49675_332033979" field:type="vnd.oasis.opendocument.field.FORMTEXT"/><text:span text:style-name="T5">12 de julho de 2010</text:span><field:fieldmark-end/><text:span text:style-name="T5">.</text:span><text:span text:style-name="T9"> </text:span></text:p>
      <text:p text:style-name="P25"/>
      <text:p text:style-name="P24"><text:span text:style-name="T7">f) Declaração dos limites máximos e mínimos de variação do teor de cada componente do produto formulado: </text:span><text:span text:style-name="T9">(Anexo 13.1)</text:span></text:p>
      <text:p text:style-name="P25"/>
      <text:p text:style-name="P24"><text:span text:style-name="T5">Segue em anexo Declaração da Composição Qualitativa e Quantitativa do produto </text:span><text:span text:style-name="T20"><text:placeholder text:placeholder-type="text">&lt;o.formulated_product_id.name&gt;</text:placeholder></text:span><text:span text:style-name="T20">, </text:span><text:span text:style-name="T5">emitida em </text:span><field:fieldmark-start text:name="__Fieldmark__49705_332033979" field:type="vnd.oasis.opendocument.field.FORMTEXT"/><text:span text:style-name="T5">12 de julho de 2010</text:span><field:fieldmark-end/><text:span text:style-name="T5">.</text:span><text:span text:style-name="T9"> </text:span></text:p>
      <text:p text:style-name="P29"/>
      <text:p text:style-name="P25">g) Informações toxicológicas e ambientais sobre os principais produtos de degradação do produto técnico acompanhadas de cópia de referência bibliográfica:</text:p>
      <text:p text:style-name="P25"/>
      <text:p text:style-name="P27">Não se aplica. Trata-se de Produto Formulado com base em Produto Técnico Equivalente.</text:p>
      <text:p text:style-name="P27"/>
      <text:p text:style-name="P24"><text:span text:style-name="T7">h) Cópia do certificado de registro ou do comprovante de protocolo do requerimento de registro do produto técnico </text:span><text:span text:style-name="T9">(Anexo 13.11)</text:span><text:span text:style-name="T7">:</text:span></text:p>
      <text:p text:style-name="P25"/>
      <text:p text:style-name="P17"><text:span text:style-name="T4">Segue anexo cópia autenticada dos protocolos de requerimento de registro dos produtos </text:span><text:span text:style-name="T19"><text:placeholder text:placeholder-type="text">&lt;o.formulated_product_id.name&gt;</text:placeholder></text:span><text:span text:style-name="T16"> </text:span><text:span text:style-name="T2">no MAPA, ANVISA e IBAMA, realizados em </text:span><text:span text:style-name="T29"><text:placeholder text:placeholder-type="text">&lt;for each="process in processes(o, 'MAPA')"&gt;</text:placeholder></text:span><text:span text:style-name="T29"> </text:span><text:span text:style-name="T31"><text:placeholder text:placeholder-type="text">&lt;if test="process.open_official_letter_id"&gt;</text:placeholder></text:span><text:span text:style-name="T31"><text:tab/></text:span><text:span text:style-name="T31"><text:placeholder text:placeholder-type="text">&lt;process.open_official_letter_id.protocol_date&gt;</text:placeholder></text:span><text:span text:style-name="T31"><text:tab/></text:span><text:span text:style-name="T31"><text:placeholder text:placeholder-type="text">&lt;/if&gt;</text:placeholder></text:span><text:span text:style-name="T31"> </text:span><text:span text:style-name="T29"><text:placeholder text:placeholder-type="text">&lt;/for&gt;</text:placeholder></text:span></text:p>
      <text:list xml:id="list776207974" text:style-name="L1">
        <text:list-item>
          <text:p text:style-name="P99"><text:span text:style-name="T2">Processo no MAPA sob nº </text:span><text:span text:style-name="T29"><text:placeholder text:placeholder-type="text">&lt;for each="process in processes(o, 'MAPA')"&gt;</text:placeholder></text:span><text:span text:style-name="T29"> </text:span><text:span text:style-name="T29"><text:placeholder text:placeholder-type="text">&lt;if test="process.open_official_letter_id"&gt;</text:placeholder></text:span><text:span text:style-name="T29"><text:tab/></text:span><text:span text:style-name="T29"><text:placeholder text:placeholder-type="text">&lt;process.open_official_letter_id.protocol&gt;</text:placeholder></text:span><text:span text:style-name="T29"><text:tab/></text:span><text:span text:style-name="T29"><text:placeholder text:placeholder-type="text">&lt;/if&gt;</text:placeholder></text:span><text:span text:style-name="T29"> </text:span><text:span text:style-name="T29"><text:placeholder text:placeholder-type="text">&lt;/for&gt;</text:placeholder></text:span></text:p>
        </text:list-item>
        <text:list-item>
          <text:p text:style-name="P100"><text:span text:style-name="T2">Processo na ANVISA sob nº </text:span><text:span text:style-name="T29"><text:placeholder text:placeholder-type="text">&lt;for each="process in processes(o, 'ANVISA')"&gt;</text:placeholder></text:span><text:span text:style-name="T29"> </text:span><text:span text:style-name="T29"><text:placeholder text:placeholder-type="text">&lt;if test="process.open_official_letter_id"&gt;</text:placeholder></text:span><text:span text:style-name="T29"><text:tab/></text:span><text:span text:style-name="T29"><text:placeholder text:placeholder-type="text">&lt;process.open_official_letter_id.protocol&gt;</text:placeholder></text:span><text:span text:style-name="T29"><text:tab/></text:span><text:span text:style-name="T29"><text:placeholder text:placeholder-type="text">&lt;/if&gt;</text:placeholder></text:span><text:span text:style-name="T29"> </text:span><text:span text:style-name="T29"><text:placeholder text:placeholder-type="text">&lt;/for&gt;</text:placeholder></text:span></text:p>
        </text:list-item>
        <text:list-item>
          <text:p text:style-name="P99"><text:span text:style-name="T2">Processo no IBAMA sob nº </text:span><text:span text:style-name="T29"><text:placeholder text:placeholder-type="text">&lt;for each="process in processes(o, 'IBAMA')"&gt;</text:placeholder></text:span><text:span text:style-name="T29"> </text:span><text:span text:style-name="T29"><text:placeholder text:placeholder-type="text">&lt;if test="process.open_official_letter_id"&gt;</text:placeholder></text:span><text:span text:style-name="T29"><text:tab/></text:span><text:span text:style-name="T29"><text:placeholder text:placeholder-type="text">&lt;process.open_official_letter_id.protocol&gt;</text:placeholder></text:span><text:span text:style-name="T29"><text:tab/></text:span><text:span text:style-name="T29"><text:placeholder text:placeholder-type="text">&lt;/if&gt;</text:placeholder></text:span><text:span text:style-name="T29"> </text:span><text:span text:style-name="T29"><text:placeholder text:placeholder-type="text">&lt;/for&gt;</text:placeholder></text:span></text:p>
        </text:list-item>
      </text:list>
      <text:p text:style-name="P62"/>
      <text:p text:style-name="P10"/>
      <text:p text:style-name="P35"><text:bookmark-start text:name="bmkProProcessos"/><text:span text:style-name="T7">i) </text:span><text:span text:style-name="T11">Comprovante ou protoc</text:span><text:bookmark-end text:name="bmkProProcessos"/><text:span text:style-name="T11">olo de registro no Brasil dos componentes do </text:span><text:span text:style-name="T18"><text:placeholder text:placeholder-type="text">&lt;o.formulated_product_id.name&gt;</text:placeholder></text:span></text:p>
      <text:p text:style-name="P37"/>
      <text:p text:style-name="P38"><text:bookmark-start text:name="Bookmark1"/><text:span text:style-name="T4">Cópia dos protocolos de requerimento de registro de componentes do produto</text:span><text:span text:style-name="T19"><text:placeholder text:placeholder-type="text">&lt;o.formulated_product_id.name&gt;</text:placeholder></text:span><text:span text:style-name="T8"> </text:span><text:span text:style-name="T4">no MAPA, ANVISA e IBAMA, realizados em </text:span><text:span text:style-name="T13"><text:placeholder text:placeholder-type="text">&lt;for each="process in processes(o, 'MAPA')"&gt;</text:placeholder></text:span><text:span text:style-name="T13"> </text:span><text:span text:style-name="T13"><text:placeholder text:placeholder-type="text">&lt;if test="process.open_official_letter_id"&gt;</text:placeholder></text:span><text:span text:style-name="T13"><text:tab/></text:span><text:span text:style-name="T13"><text:placeholder text:placeholder-type="text">&lt;process.open_official_letter_id.protocol_date&gt;</text:placeholder></text:span><text:span text:style-name="T13"><text:tab/></text:span><text:span text:style-name="T13"><text:placeholder text:placeholder-type="text">&lt;/if&gt;</text:placeholder></text:span><text:span text:style-name="T13"> </text:span><text:span text:style-name="T13"><text:placeholder text:placeholder-type="text">&lt;/for&gt;</text:placeholder></text:span></text:p>
      <text:list xml:id="list1164526045" text:continue-numbering="true" text:style-name="L1">
        <text:list-item>
          <text:p text:style-name="P99"><text:soft-page-break/><text:span text:style-name="T2">Processo no MAPA sob nº </text:span><text:span text:style-name="T29"><text:placeholder text:placeholder-type="text">&lt;for each="process in processes(o, 'MAPA')"&gt;</text:placeholder></text:span><text:span text:style-name="T29"> </text:span><text:span text:style-name="T29"><text:placeholder text:placeholder-type="text">&lt;if test="process.open_official_letter_id"&gt;</text:placeholder></text:span><text:span text:style-name="T29"><text:tab/></text:span><text:span text:style-name="T29"><text:placeholder text:placeholder-type="text">&lt;process.open_official_letter_id.protocol&gt;</text:placeholder></text:span><text:span text:style-name="T29"><text:tab/></text:span><text:span text:style-name="T29"><text:placeholder text:placeholder-type="text">&lt;/if&gt;</text:placeholder></text:span><text:span text:style-name="T29"> </text:span><text:span text:style-name="T29"><text:placeholder text:placeholder-type="text">&lt;/for&gt;</text:placeholder></text:span></text:p>
        </text:list-item>
        <text:list-item>
          <text:p text:style-name="P100"><text:span text:style-name="T2">Processo na ANVISA sob nº </text:span><text:span text:style-name="T29"><text:placeholder text:placeholder-type="text">&lt;for each="process in processes(o, 'ANVISA')"&gt;</text:placeholder></text:span><text:span text:style-name="T29"> </text:span><text:span text:style-name="T29"><text:placeholder text:placeholder-type="text">&lt;if test="process.open_official_letter_id"&gt;</text:placeholder></text:span><text:span text:style-name="T29"><text:tab/></text:span><text:span text:style-name="T29"><text:placeholder text:placeholder-type="text">&lt;process.open_official_letter_id.protocol&gt;</text:placeholder></text:span><text:span text:style-name="T29"><text:tab/></text:span><text:span text:style-name="T29"><text:placeholder text:placeholder-type="text">&lt;/if&gt;</text:placeholder></text:span><text:span text:style-name="T29"> </text:span><text:span text:style-name="T29"><text:placeholder text:placeholder-type="text">&lt;/for&gt;</text:placeholder></text:span></text:p>
        </text:list-item>
        <text:list-item>
          <text:p text:style-name="P99"><text:span text:style-name="T2">Processo no IBAMA sob nº </text:span><text:span text:style-name="T29"><text:placeholder text:placeholder-type="text">&lt;for each="process in processes(o, 'IBAMA')"&gt;</text:placeholder></text:span><text:span text:style-name="T29"> </text:span><text:span text:style-name="T29"><text:placeholder text:placeholder-type="text">&lt;if test="process.open_official_letter_id"&gt;</text:placeholder></text:span><text:span text:style-name="T29"><text:tab/></text:span><text:span text:style-name="T29"><text:placeholder text:placeholder-type="text">&lt;process.open_official_letter_id.protocol&gt;</text:placeholder></text:span><text:span text:style-name="T29"><text:tab/></text:span><text:span text:style-name="T29"><text:placeholder text:placeholder-type="text">&lt;/if&gt;</text:placeholder></text:span><text:span text:style-name="T29"> </text:span><text:span text:style-name="T29"><text:placeholder text:placeholder-type="text">&lt;/for&gt;</text:placeholder></text:span></text:p>
        </text:list-item>
      </text:list>
      <text:p text:style-name="P102"/>
      <text:p text:style-name="P37"><text:s/><text:bookmark-end text:name="Bookmark1"/></text:p>
      <text:p text:style-name="P36"/>
      <text:p text:style-name="P24"><text:span text:style-name="T8">j) Informações e documentos exigidos no Anexo II, item 23 do Decreto 4.074/02 e do § 16 do Decreto 5.981/06.</text:span><text:span text:style-name="T7"> </text:span></text:p>
      <text:p text:style-name="P27">Vide Anexo 23.</text:p>
      <text:p text:style-name="P12"/>
      <text:p text:style-name="P82">TESTES E INFORMAÇÕES NECESSÁRIAS À AVALIAÇÃO ECOTOXICOLÓGICA.</text:p>
      <text:p text:style-name="P83">ANEXO 23 - PRODUTO FORMULADO COM BASE EM PRODUTO TÉCNICO EQUIVALENTE</text:p>
      <text:p text:style-name="P84">Este Relatório Técnico contém as informações e documentos exigidos no Anexo II, item 23 do Decreto 4.074/02 e de acordo com o § 16, do Art.10, do Decreto 5.981/06.</text:p>
      <text:p text:style-name="P40"><text:span text:style-name="T11">Relatório de estudos de propriedades físico-químicas</text:span><text:span text:style-name="T8">.</text:span></text:p>
      <text:p text:style-name="P10"/>
      <text:p text:style-name="P10"/>
      <text:p text:style-name="P104">C.1 - Estado físico, aspecto, cor e odor </text:p>
      <text:p text:style-name="P67"/>
      <text:p text:style-name="P49"><text:placeholder text:placeholder-type="text">&lt;for each="study in studies(o, 'Estado Físico, aspecto, cor e odor')"&gt;</text:placeholder></text:p>
      <text:p text:style-name="P76"><text:span text:style-name="T24">Resumo</text:span><text:span text:style-name="T21">:</text:span></text:p>
      <text:p text:style-name="P76"><text:span text:style-name="T21"><text:s/></text:span><text:span text:style-name="T36"><text:placeholder text:placeholder-type="text">&lt;study.summary_pt&gt;</text:placeholder></text:span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25">Ref</text:span><text:span text:style-name="T22">.: </text:span><text:span text:style-name="T26"><text:placeholder text:placeholder-type="text">&lt;study.reference&gt;</text:placeholder></text:span><text:span text:style-name="T26">, </text:span><text:span text:style-name="T26"><text:placeholder text:placeholder-type="text">&lt;study.name&gt;</text:placeholder></text:span><text:span text:style-name="T26">,</text:span><text:span text:style-name="T26"><text:placeholder text:placeholder-type="text">&lt;study.laboratory_id.name&gt;</text:placeholder></text:span><text:span text:style-name="T26">,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108">C.8 - Solubilidade/Miscibilidade </text:p>
      <text:p text:style-name="P67"/>
      <text:p text:style-name="P49"><text:placeholder text:placeholder-type="text">&lt;for each="study in studies(o, 'Solubilidade/Miscibilidade')"&gt;</text:placeholder></text:p>
      <text:p text:style-name="P76"><text:span text:style-name="T24">Resumo</text:span><text:span text:style-name="T21">:</text:span></text:p>
      <text:p text:style-name="P76"><text:span text:style-name="T21"><text:s/></text:span><text:span text:style-name="T36"><text:placeholder text:placeholder-type="text">&lt;study.summary_pt&gt;</text:placeholder></text:span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108">C.9 - pH </text:p>
      <text:p text:style-name="P67"/>
      <text:p text:style-name="P49"><text:placeholder text:placeholder-type="text">&lt;for each="study in studies(o, 'pH')"&gt;</text:placeholder></text:p>
      <text:p text:style-name="P76"><text:span text:style-name="T24">Resumo</text:span><text:span text:style-name="T21">: </text:span></text:p>
      <text:p text:style-name="P101"><text:placeholder text:placeholder-type="text">&lt;study.summary_pt&gt;</text:placeholder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108">C.15 - Densidade </text:p>
      <text:p text:style-name="P67"/>
      <text:p text:style-name="P49"><text:placeholder text:placeholder-type="text">&lt;for each="study in studies(o, 'Densidade')"&gt;</text:placeholder></text:p>
      <text:p text:style-name="P76"><text:span text:style-name="T24">Resumo</text:span><text:span text:style-name="T21">: </text:span></text:p>
      <text:p text:style-name="P101"><text:placeholder text:placeholder-type="text">&lt;study.summary_pt&gt;</text:placeholder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108">C.16 - Tensão Superficial </text:p>
      <text:p text:style-name="P67"><text:soft-page-break/></text:p>
      <text:p text:style-name="P49"><text:placeholder text:placeholder-type="text">&lt;for each="study in studies(o, 'Tensão superficial de soluções')"&gt;</text:placeholder></text:p>
      <text:p text:style-name="P76"><text:span text:style-name="T24">Resumo</text:span><text:span text:style-name="T21">:</text:span></text:p>
      <text:p text:style-name="P76"><text:span text:style-name="T21"><text:s/></text:span><text:span text:style-name="T36"><text:placeholder text:placeholder-type="text">&lt;study.summary_pt&gt;</text:placeholder></text:span></text:p>
      <text:p text:style-name="P76"><text:span text:style-name="T37">Resultado</text:span><text:span text:style-name="T36">: </text:span></text:p>
      <text:p text:style-name="P101"><text:placeholder text:placeholder-type="text">&lt;study.result_pt&gt;</text:placeholder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41"><text:bookmark-start text:name="bmkC17C181"/><field:fieldmark-start text:name="__Fieldmark__50426_332033979" field:type="vnd.oasis.opendocument.field.FORMTEXT"/><text:span text:style-name="T23">C.17 - Viscosidade </text:span><field:fieldmark-end/><text:bookmark-end text:name="bmkC17C181"/></text:p>
      <text:p text:style-name="P67"/>
      <text:p text:style-name="P49"><text:placeholder text:placeholder-type="text">&lt;for each="study in studies(o, 'Viscosidade')"&gt;</text:placeholder></text:p>
      <text:p text:style-name="P76"><text:span text:style-name="T24">Resumo</text:span><text:span text:style-name="T21">: </text:span></text:p>
      <text:p text:style-name="P101"><text:placeholder text:placeholder-type="text">&lt;study.summary_pt&gt;</text:placeholder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108">C.19 - Corrosividade </text:p>
      <text:p text:style-name="P67"/>
      <text:p text:style-name="P49"><text:placeholder text:placeholder-type="text">&lt;for each="study in studies(o, 'Corrosividade')"&gt;</text:placeholder></text:p>
      <text:p text:style-name="P76"><text:span text:style-name="T24">Resumo</text:span><text:span text:style-name="T21">: </text:span></text:p>
      <text:p text:style-name="P101"><text:placeholder text:placeholder-type="text">&lt;study.summary_pt&gt;</text:placeholder></text:p>
      <text:p text:style-name="P76"><text:span text:style-name="T37">Resultado</text:span><text:span text:style-name="T36">: </text:span></text:p>
      <text:p text:style-name="P101"><text:placeholder text:placeholder-type="text">&lt;study.result_pt&gt;</text:placeholder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104">C.20 - Estabilidade Térmica e ao Ar </text:p>
      <text:p text:style-name="P67"/>
      <text:p text:style-name="P49"><text:placeholder text:placeholder-type="text">&lt;for each="study in studies(o, 'Estabilidade Térmica e ao Ar')"&gt;</text:placeholder></text:p>
      <text:p text:style-name="P76"><text:span text:style-name="T24">Resumo</text:span><text:span text:style-name="T21">:</text:span></text:p>
      <text:p text:style-name="P76"><text:span text:style-name="T21"><text:s/></text:span><text:span text:style-name="T36"><text:placeholder text:placeholder-type="text">&lt;study.summary_pt&gt;</text:placeholder></text:span></text:p>
      <text:p text:style-name="P76"><text:span text:style-name="T37">Resultado</text:span><text:span text:style-name="T36">: </text:span></text:p>
      <text:p text:style-name="P101"><text:placeholder text:placeholder-type="text">&lt;study.result_pt&gt;</text:placeholder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108">C.21 - Ponto de Fulgor </text:p>
      <text:p text:style-name="P67"/>
      <text:p text:style-name="P52"><text:span text:style-name="T27"><text:s/></text:span><text:span text:style-name="T27"><text:placeholder text:placeholder-type="text">&lt;for each="study in studies(o, 'Ponto de Fulgor')"&gt;</text:placeholder></text:span></text:p>
      <text:p text:style-name="P76"><text:span text:style-name="T24">Resumo</text:span><text:span text:style-name="T21">: </text:span></text:p>
      <text:p text:style-name="P101"><text:placeholder text:placeholder-type="text">&lt;study.summary_pt&gt;</text:placeholder></text:p>
      <text:p text:style-name="P76"><text:span text:style-name="T37">Resultado</text:span><text:span text:style-name="T36">: </text:span></text:p>
      <text:p text:style-name="P101"><text:placeholder text:placeholder-type="text">&lt;study.result_pt&gt;</text:placeholder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13"><text:soft-page-break/><text:placeholder text:placeholder-type="text">&lt;/for&gt;</text:placeholder></text:p>
      <text:p text:style-name="P104">Relatório de estudos de dados relativos à toxicidade para microrganismos, microcrustáceos, peixes, algas, organismos do solo, aves, plantas e insetos não-alvo.</text:p>
      <text:p text:style-name="P11"/>
      <text:p text:style-name="P42"><text:span text:style-name="T8">D.1 - <text:s/>Microrganismos – Ciclo do Carbono</text:span><text:span text:style-name="T17"> </text:span></text:p>
      <text:p text:style-name="P67"/>
      <text:p text:style-name="P49"><text:placeholder text:placeholder-type="text">&lt;for each="study in studies(o, 'Toxicidade para microorganismos - Ciclo de Nitrogênio')"&gt;</text:placeholder></text:p>
      <text:p text:style-name="P52"><text:span text:style-name="T28">Resumo</text:span><text:span text:style-name="T27">:</text:span></text:p>
      <text:p text:style-name="P52"><text:span text:style-name="T27"><text:s/></text:span><text:span text:style-name="T36"><text:placeholder text:placeholder-type="text">&lt;study.summary_pt&gt;</text:placeholder></text:span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25">Ref</text:span><text:span text:style-name="T22">.: </text:span><text:span text:style-name="T26"><text:placeholder text:placeholder-type="text">&lt;study.reference&gt;</text:placeholder></text:span><text:span text:style-name="T26">, </text:span><text:span text:style-name="T26"><text:placeholder text:placeholder-type="text">&lt;study.name&gt;</text:placeholder></text:span><text:span text:style-name="T26">,</text:span><text:span text:style-name="T26"><text:placeholder text:placeholder-type="text">&lt;study.laboratory_id.name&gt;</text:placeholder></text:span><text:span text:style-name="T26">,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9"><text:placeholder text:placeholder-type="text">&lt;/for&gt;</text:placeholder></text:p>
      <text:p text:style-name="P105">D.1 - <text:s/>Microrganismos – Ciclo de Nitrogênio</text:p>
      <text:p text:style-name="P67"/>
      <text:p text:style-name="P49"><text:placeholder text:placeholder-type="text">&lt;for each="study in studies(o, 'Toxicidade para microorganismos - Ciclo do Carbono')"&gt;</text:placeholder></text:p>
      <text:p text:style-name="P52"><text:span text:style-name="T28">Resumo</text:span><text:span text:style-name="T27">: </text:span></text:p>
      <text:p text:style-name="P111"><text:placeholder text:placeholder-type="text">&lt;study.summary_pt&gt;</text:placeholder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70"><text:placeholder text:placeholder-type="text">&lt;/for&gt;</text:placeholder></text:p>
      <text:p text:style-name="P109">D.2 - Algas </text:p>
      <text:p text:style-name="P67"/>
      <text:p text:style-name="P49"><text:placeholder text:placeholder-type="text">&lt;for each="study in studies(o, 'Toxicidade para algas')"&gt;</text:placeholder></text:p>
      <text:p text:style-name="P52"><text:span text:style-name="T28">Resumo</text:span><text:span text:style-name="T27">:</text:span></text:p>
      <text:p text:style-name="P52"><text:span text:style-name="T27"><text:s/></text:span><text:span text:style-name="T36"><text:placeholder text:placeholder-type="text">&lt;study.summary_pt&gt;</text:placeholder></text:span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74"><text:placeholder text:placeholder-type="text">&lt;/for&gt;</text:placeholder></text:p>
      <text:p text:style-name="P123">D.3 - Organismos do solo </text:p>
      <text:p text:style-name="P67"/>
      <text:p text:style-name="P49"><text:placeholder text:placeholder-type="text">&lt;for each="study in studies(o, 'Toxicidade para organismos do solo')"&gt;</text:placeholder></text:p>
      <text:p text:style-name="P52"><text:span text:style-name="T28">Resumo</text:span><text:span text:style-name="T27">:</text:span></text:p>
      <text:p text:style-name="P52"><text:span text:style-name="T27"><text:s/></text:span><text:span text:style-name="T36"><text:placeholder text:placeholder-type="text">&lt;study.summary_pt&gt;</text:placeholder></text:span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71"><text:placeholder text:placeholder-type="text">&lt;/for&gt;</text:placeholder></text:p>
      <text:p text:style-name="P109">D.4 - Abelhas </text:p>
      <text:p text:style-name="P67"/>
      <text:p text:style-name="P49"><text:placeholder text:placeholder-type="text">&lt;for each="study in studies(o, 'Toxicidade para abelhas')"&gt;</text:placeholder></text:p>
      <text:p text:style-name="P52"><text:span text:style-name="T28">Resumo</text:span><text:span text:style-name="T27">:</text:span></text:p>
      <text:p text:style-name="P52"><text:soft-page-break/><text:span text:style-name="T27"><text:s/></text:span><text:span text:style-name="T36"><text:placeholder text:placeholder-type="text">&lt;study.summary_pt&gt;</text:placeholder></text:span></text:p>
      <text:p text:style-name="P76"><text:span text:style-name="T37">Resultado</text:span><text:span text:style-name="T36">: </text:span></text:p>
      <text:p text:style-name="P101"><text:placeholder text:placeholder-type="text">&lt;study.result_pt&gt;</text:placeholder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71"><text:placeholder text:placeholder-type="text">&lt;/for&gt;</text:placeholder></text:p>
      <text:p text:style-name="P108">D.5.1 - Microcrustáceos Agudo </text:p>
      <text:p text:style-name="P67"/>
      <text:p text:style-name="P49"><text:placeholder text:placeholder-type="text">&lt;for each="study in studies(o, 'Toxicidade aguda para microcrustáceos')"&gt;</text:placeholder></text:p>
      <text:p text:style-name="P52"><text:span text:style-name="T28">Resumo</text:span><text:span text:style-name="T27">: </text:span></text:p>
      <text:p text:style-name="P111"><text:placeholder text:placeholder-type="text">&lt;study.summary_pt&gt;</text:placeholder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72"><text:placeholder text:placeholder-type="text">&lt;/for&gt;</text:placeholder></text:p>
      <text:p text:style-name="P109">D.6.1 - Peixes Agudo </text:p>
      <text:p text:style-name="P67"/>
      <text:p text:style-name="P49"><text:placeholder text:placeholder-type="text">&lt;for each="study in studies(o, 'Toxicidade aguda para peixes')"&gt;</text:placeholder></text:p>
      <text:p text:style-name="P52"><text:span text:style-name="T28">Resumo</text:span><text:span text:style-name="T27">: </text:span></text:p>
      <text:p text:style-name="P111"><text:placeholder text:placeholder-type="text">&lt;study.summary_pt&gt;</text:placeholder></text:p>
      <text:p text:style-name="P76"><text:span text:style-name="T37">Resultado</text:span><text:span text:style-name="T36">: </text:span></text:p>
      <text:p text:style-name="P101"><text:placeholder text:placeholder-type="text">&lt;study.result_pt&gt;</text:placeholder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73"><text:placeholder text:placeholder-type="text">&lt;/for&gt;</text:placeholder></text:p>
      <text:p text:style-name="P109">D.8.1 - Aves Dose única.</text:p>
      <text:p text:style-name="P68"/>
      <text:p text:style-name="P49"><text:placeholder text:placeholder-type="text">&lt;for each="study in studies(o, 'Toxicidade dose única (aves)')"&gt;</text:placeholder></text:p>
      <text:p text:style-name="P52"><text:span text:style-name="T28">Resumo</text:span><text:span text:style-name="T27">:</text:span></text:p>
      <text:p text:style-name="P52"><text:span text:style-name="T27"><text:s/></text:span><text:span text:style-name="T36"><text:placeholder text:placeholder-type="text">&lt;study.summary_pt&gt;</text:placeholder></text:span></text:p>
      <text:p text:style-name="P76"><text:span text:style-name="T37">Resultado</text:span><text:span text:style-name="T36">:</text:span></text:p>
      <text:p text:style-name="P76"><text:span text:style-name="T36"><text:s/></text:span><text:span text:style-name="T36"><text:placeholder text:placeholder-type="text">&lt;study.result_pt&gt;</text:placeholder></text:span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14"><text:placeholder text:placeholder-type="text">&lt;/for&gt;</text:placeholder></text:p>
      <text:p text:style-name="P104">Relatórios de estudos de dados relativos à toxicidade para animais superiores.</text:p>
      <text:p text:style-name="P10"/>
      <text:p text:style-name="P104">F.1.1.1 - Avaliação da dose letal 50 aguda oral. </text:p>
      <text:p text:style-name="P67"/>
      <text:p text:style-name="P49"><text:placeholder text:placeholder-type="text">&lt;for each="study in studies(o, 'Toxicidade oral aguda para ratos')"&gt;</text:placeholder></text:p>
      <text:p text:style-name="P76"><text:span text:style-name="T24">Resumo</text:span><text:span text:style-name="T21">:</text:span></text:p>
      <text:p text:style-name="P76"><text:span text:style-name="T21"><text:s/></text:span><text:span text:style-name="T36"><text:placeholder text:placeholder-type="text">&lt;study.summary_pt&gt;</text:placeholder></text:span></text:p>
      <text:p text:style-name="P76"><text:span text:style-name="T24">Resultado</text:span><text:span text:style-name="T21">:</text:span></text:p>
      <text:p text:style-name="P76"><text:span text:style-name="T21"><text:s/></text:span><text:span text:style-name="T36"><text:placeholder text:placeholder-type="text">&lt;study.result_pt&gt;</text:placeholder></text:span></text:p>
      <text:p text:style-name="P60"><text:span text:style-name="T25">Ref</text:span><text:span text:style-name="T22">.: </text:span><text:span text:style-name="T26"><text:placeholder text:placeholder-type="text">&lt;study.reference&gt;</text:placeholder></text:span><text:span text:style-name="T26">, </text:span><text:span text:style-name="T26"><text:placeholder text:placeholder-type="text">&lt;study.name&gt;</text:placeholder></text:span><text:span text:style-name="T26">,</text:span><text:span text:style-name="T26"><text:placeholder text:placeholder-type="text">&lt;study.laboratory_id.name&gt;</text:placeholder></text:span><text:span text:style-name="T26">,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4"><text:placeholder text:placeholder-type="text">&lt;/for&gt;</text:placeholder></text:p>
      <text:p text:style-name="P104"><text:soft-page-break/>F.2 - Avaliação da concentração letal 50 inalatória. </text:p>
      <text:p text:style-name="P67"/>
      <text:p text:style-name="P49"><text:placeholder text:placeholder-type="text">&lt;for each="study in studies(o, 'Toxicidade inalatória aguda para ratos')"&gt;</text:placeholder></text:p>
      <text:p text:style-name="P76"><text:span text:style-name="T24">Resumo</text:span><text:span text:style-name="T21">: </text:span></text:p>
      <text:p text:style-name="P101"><text:placeholder text:placeholder-type="text">&lt;study.summary_pt&gt;</text:placeholder></text:p>
      <text:p text:style-name="P76"><text:span text:style-name="T24">Resultado</text:span><text:span text:style-name="T21">:</text:span></text:p>
      <text:p text:style-name="P76"><text:span text:style-name="T21"><text:s/></text:span><text:span text:style-name="T36"><text:placeholder text:placeholder-type="text">&lt;study.result_pt&gt;</text:placeholder></text:span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5"><text:placeholder text:placeholder-type="text">&lt;/for&gt;</text:placeholder></text:p>
      <text:p text:style-name="P104">F.3.1 - Avaliação da dose letal 50 aguda dermal. </text:p>
      <text:p text:style-name="P67"/>
      <text:p text:style-name="P49"><text:placeholder text:placeholder-type="text">&lt;for each="study in studies(o, 'Toxicidade cutânea aguda para ratos')"&gt;</text:placeholder></text:p>
      <text:p text:style-name="P76"><text:span text:style-name="T24">Resumo</text:span><text:span text:style-name="T21">:</text:span></text:p>
      <text:p text:style-name="P76"><text:span text:style-name="T21"><text:s/></text:span><text:span text:style-name="T36"><text:placeholder text:placeholder-type="text">&lt;study.summary_pt&gt;</text:placeholder></text:span></text:p>
      <text:p text:style-name="P76"><text:span text:style-name="T24">Resultado</text:span><text:span text:style-name="T21">: </text:span></text:p>
      <text:p text:style-name="P101"><text:placeholder text:placeholder-type="text">&lt;study.result_pt&gt;</text:placeholder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108">F.3.4 - Avaliação de lesões cutâneas. </text:p>
      <text:p text:style-name="P67"/>
      <text:p text:style-name="P49"><text:placeholder text:placeholder-type="text">&lt;for each="study in studies(o, 'Irritação cutânea primária')"&gt;</text:placeholder></text:p>
      <text:p text:style-name="P76"><text:span text:style-name="T24">Resumo</text:span><text:span text:style-name="T21">:</text:span></text:p>
      <text:p text:style-name="P76"><text:span text:style-name="T21"><text:s/></text:span><text:span text:style-name="T36"><text:placeholder text:placeholder-type="text">&lt;study.summary_pt&gt;</text:placeholder></text:span></text:p>
      <text:p text:style-name="P76"><text:span text:style-name="T24">Resultado</text:span><text:span text:style-name="T21">: </text:span></text:p>
      <text:p text:style-name="P101"><text:placeholder text:placeholder-type="text">&lt;study.result_pt&gt;</text:placeholder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41"><text:span text:style-name="T16">F.4 - Avaliação de lesões oculares.</text:span><text:span text:style-name="T2"> </text:span></text:p>
      <text:p text:style-name="P67"/>
      <text:p text:style-name="P49"><text:placeholder text:placeholder-type="text">&lt;for each="study in studies(o, 'Irritação ocular curto prazo (coelhos)')"&gt;</text:placeholder></text:p>
      <text:p text:style-name="P76"><text:span text:style-name="T24">Resumo</text:span><text:span text:style-name="T21">:</text:span></text:p>
      <text:p text:style-name="P76"><text:span text:style-name="T21"><text:s/></text:span><text:span text:style-name="T36"><text:placeholder text:placeholder-type="text">&lt;study.summary_pt&gt;</text:placeholder></text:span></text:p>
      <text:p text:style-name="P76"><text:span text:style-name="T24">Resultado</text:span><text:span text:style-name="T21">: </text:span></text:p>
      <text:p text:style-name="P101"><text:placeholder text:placeholder-type="text">&lt;study.result_pt&gt;</text:placeholder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106">Relatório de estudos de dados relativos ao potencial mutagênico</text:p>
      <text:p text:style-name="P10"/>
      <text:p text:style-name="P108">G.1.1 - Procariontes </text:p>
      <text:p text:style-name="P67"/>
      <text:p text:style-name="P49"><text:placeholder text:placeholder-type="text">&lt;for each="study in studies(o, 'Potencial genotóxico para procariontes')"&gt;</text:placeholder></text:p>
      <text:p text:style-name="P76"><text:span text:style-name="T24">Resumo</text:span><text:span text:style-name="T21">: </text:span></text:p>
      <text:p text:style-name="P101"><text:placeholder text:placeholder-type="text">&lt;study.summary_pt&gt;</text:placeholder></text:p>
      <text:p text:style-name="P76"><text:span text:style-name="T24">Resultado</text:span><text:span text:style-name="T21">:</text:span></text:p>
      <text:p text:style-name="P76"><text:span text:style-name="T21"><text:s/></text:span><text:span text:style-name="T36"><text:placeholder text:placeholder-type="text">&lt;study.result_pt&gt;</text:placeholder></text:span></text:p>
      <text:p text:style-name="P60"><text:soft-page-break/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3"><text:placeholder text:placeholder-type="text">&lt;/for&gt;</text:placeholder></text:p>
      <text:p text:style-name="P33"/>
      <text:p text:style-name="P108">G.1.2 - Eucariontes. </text:p>
      <text:p text:style-name="P75"/>
      <text:p text:style-name="P49"><text:placeholder text:placeholder-type="text">&lt;for each="study in studies(o, 'Potencial genotóxico para eucariontes')"&gt;</text:placeholder></text:p>
      <text:p text:style-name="P76"><text:span text:style-name="T24">Resumo</text:span><text:span text:style-name="T21">:</text:span></text:p>
      <text:p text:style-name="P76"><text:span text:style-name="T21"><text:s/></text:span><text:span text:style-name="T36"><text:placeholder text:placeholder-type="text">&lt;study.summary_pt&gt;</text:placeholder></text:span></text:p>
      <text:p text:style-name="P76"><text:span text:style-name="T24">Resultado</text:span><text:span text:style-name="T21">: </text:span></text:p>
      <text:p text:style-name="P101"><text:placeholder text:placeholder-type="text">&lt;study.result_pt&gt;</text:placeholder></text:p>
      <text:p text:style-name="P60"><text:span text:style-name="T38">Ref</text:span><text:span text:style-name="T39">.: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</text:span><text:span text:style-name="T26">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63"/>
      <text:p text:style-name="P66"><text:placeholder text:placeholder-type="text">&lt;/for&gt;</text:placeholder></text:p>
      <text:p text:style-name="P10"/>
      <text:p text:style-name="P104">Método analítico e sua sensibilidade para determinação de resíduos de agrotóxico, para fins de monitoramento e fiscalização</text:p>
      <text:p text:style-name="P10"/>
      <text:p text:style-name="P5"><text:bookmark-start text:name="bmkMetoResiduo"/>Trata-se de registro de Produto Formulado com base em Produto Técnico Equivalente, e, segundo o Decreto Nº 5.981, de 06 de dezembro de 2006:</text:p>
      <text:p text:style-name="P31"/>
      <text:p text:style-name="P32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32">I - mesmo tipo de formulação;</text:p>
      <text:p text:style-name="P32">II - mesmas indicações de culturas e modalidades de emprego já registradas;</text:p>
      <text:p text:style-name="P32">III - aplicação de quantidade igual ou inferior de ingrediente ativo durante o ciclo ou safra da cultura; e</text:p>
      <text:p text:style-name="P32">IV - intervalo de segurança igual ou superior.</text:p>
      <text:p text:style-name="P32"/>
      <text:p text:style-name="P96"><text:placeholder text:placeholder-type="text">&lt;for each="ing in cqqs(o,'chemical')"&gt;</text:placeholder></text:p>
      <text:p text:style-name="P17"><text:bookmark-end text:name="bmkMetoResiduo"/><text:bookmark-start text:name="bmkMetoSemResiduo"/><text:span text:style-name="T4">Segue anexo “Método analítico para determinação de resíduos de </text:span><text:span text:style-name="T15"><text:placeholder text:placeholder-type="text">&lt;ing.ingredient_id.name&gt;</text:placeholder></text:span><text:span text:style-name="T4"> em diversas culturas”</text:span><text:span text:style-name="T12"> </text:span></text:p>
      <text:p text:style-name="P98"><text:s/></text:p>
      <text:p text:style-name="P124"><text:placeholder text:placeholder-type="text">&lt;/for&gt;</text:placeholder></text:p>
      <text:p text:style-name="P55"><text:bookmark-end text:name="bmkMetoSemResiduo"/></text:p>
      <text:p text:style-name="P104">Informações referentes a sua compatibilidade com outros produtos. </text:p>
      <text:p text:style-name="P57"/>
      <text:p text:style-name="P53"><text:placeholder text:placeholder-type="text">&lt;for each="inf in informations(o, 'Compatibilidade com outros produtos')"&gt;</text:placeholder></text:p>
      <text:p text:style-name="P54"><text:placeholder text:placeholder-type="text">&lt;inf&gt;</text:placeholder></text:p>
      <text:p text:style-name="P54"/>
      <text:p text:style-name="P39"><text:placeholder text:placeholder-type="text">&lt;/for&gt;</text:placeholder></text:p>
      <text:p text:style-name="P39"/>
      <text:p text:style-name="P104">Outros dados, informações ou documentos exigidos em normas complementares </text:p>
      <text:p text:style-name="P30"/>
      <text:p text:style-name="P107"><text:bookmark-start text:name="Bookmark2"/>ANEXO I, ITEM II DA PORTARIA NORMATIVA Nº84, DE 15 DE OUTUBRO DE 1996</text:p>
      <text:p text:style-name="P43"/>
      <text:p text:style-name="P17"><text:span text:style-name="T8">Modelos de bula e rótulo: </text:span><text:span text:style-name="T4">(</text:span><text:span text:style-name="T8">Anexo 13.10</text:span><text:span text:style-name="T4">)</text:span></text:p>
      <text:p text:style-name="P43"/>
      <text:p text:style-name="P5">Segue anexo modelo de bula e rótulo - via eletrônica (CD – anexo à capa do requerimento) e via impressa.</text:p>
      <text:p text:style-name="P44"><text:soft-page-break/></text:p>
      <text:p text:style-name="P88">Descrição das embalagens: tipo, material, capacidade volumétrica e tipo de rotulagem:</text:p>
      <text:p text:style-name="P10"><text:bookmark-start text:name="bmkEmbTipo1"/></text:p>
      <text:list xml:id="list511239516" text:style-name="WWNum43">
        <text:list-header>
          <text:p text:style-name="P122"/>
        </text:list-header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9">Tipo de embalagem:</text:p>
            <text:p text:style-name="P20"/>
          </table:table-cell>
          <table:table-cell table:style-name="Table10.A1" office:value-type="string">
            <text:p text:style-name="P19">Material:</text:p>
          </table:table-cell>
          <table:table-cell table:style-name="Table10.A1" office:value-type="string">
            <text:p text:style-name="P19">Capacidade de acondicionamento:</text:p>
          </table:table-cell>
        </table:table-row>
        <table:table-row table:style-name="Table10.2">
          <table:table-cell table:style-name="Table10.A2" office:value-type="string">
            <text:p text:style-name="P21"><text:placeholder text:placeholder-type="text">&lt;for each="packaging in o.packaging_ids"&gt;</text:placeholder></text:p>
          </table:table-cell>
          <table:table-cell table:style-name="Table10.A2" office:value-type="string">
            <text:p text:style-name="P22"/>
          </table:table-cell>
          <table:table-cell table:style-name="Table10.A2" office:value-type="string">
            <text:p text:style-name="P23"/>
          </table:table-cell>
        </table:table-row>
        <table:table-row table:style-name="Table10.2">
          <table:table-cell table:style-name="Table10.A3" office:value-type="string">
            <text:p text:style-name="P21"><text:placeholder text:placeholder-type="text">&lt;packaging.internal_packaging_type_id.name&gt;</text:placeholder></text:p>
          </table:table-cell>
          <table:table-cell table:style-name="Table10.A3" office:value-type="string">
            <text:p text:style-name="P22"><text:placeholder text:placeholder-type="text">&lt;packaging.internal_packaging_material_id.name&gt;</text:placeholder></text:p>
          </table:table-cell>
          <table:table-cell table:style-name="Table10.A3" office:value-type="string">
            <text:p text:style-name="P23"><text:placeholder text:placeholder-type="text">&lt;for each="capacity in packaging.packaging_capacity_ids"&gt;</text:placeholder><text:placeholder text:placeholder-type="text">&lt;capacity.name&gt;</text:placeholder> _<text:placeholder text:placeholder-type="text">&lt;capacity.uom_id.name&gt;</text:placeholder>; <text:placeholder text:placeholder-type="text">&lt;/for&gt;</text:placeholder></text:p>
          </table:table-cell>
        </table:table-row>
        <table:table-row table:style-name="Table10.2">
          <table:table-cell table:style-name="Table10.A3" office:value-type="string">
            <text:p text:style-name="P21"><text:placeholder text:placeholder-type="text">&lt;for each="packaging in o.packaging_ids"&gt;</text:placeholder></text:p>
          </table:table-cell>
          <table:table-cell table:style-name="Table10.A3" office:value-type="string">
            <text:p text:style-name="P22"/>
          </table:table-cell>
          <table:table-cell table:style-name="Table10.A3" office:value-type="string">
            <text:p text:style-name="P23"/>
          </table:table-cell>
        </table:table-row>
        <table:table-row table:style-name="Table10.2">
          <table:table-cell table:style-name="Table10.A3" office:value-type="string">
            <text:p text:style-name="P21"><text:placeholder text:placeholder-type="text">&lt;/for&gt;</text:placeholder></text:p>
          </table:table-cell>
          <table:table-cell table:style-name="Table10.A3" office:value-type="string">
            <text:p text:style-name="P22"/>
          </table:table-cell>
          <table:table-cell table:style-name="Table10.A3" office:value-type="string">
            <text:p text:style-name="P23"/>
          </table:table-cell>
        </table:table-row>
        <table:table-row table:style-name="Table10.2">
          <table:table-cell table:style-name="Table10.A3" office:value-type="string">
            <text:p text:style-name="P21"><text:placeholder text:placeholder-type="text">&lt;packaging.external_packaging_type_id.name&gt;</text:placeholder></text:p>
          </table:table-cell>
          <table:table-cell table:style-name="Table10.A3" office:value-type="string">
            <text:p text:style-name="P22"><text:placeholder text:placeholder-type="text">&lt;packaging.external_packaging_material_id.name&gt;</text:placeholder></text:p>
          </table:table-cell>
          <table:table-cell table:style-name="Table10.A3" office:value-type="string">
            <text:p text:style-name="P23"><text:placeholder text:placeholder-type="text">&lt;packaging.external_quantity&gt;</text:placeholder></text:p>
          </table:table-cell>
        </table:table-row>
        <table:table-row table:style-name="Table10.2">
          <table:table-cell table:style-name="Table10.A3" office:value-type="string">
            <text:p text:style-name="P21"><text:placeholder text:placeholder-type="text">&lt;/for&gt;</text:placeholder></text:p>
          </table:table-cell>
          <table:table-cell table:style-name="Table10.A3" office:value-type="string">
            <text:p text:style-name="P22"/>
          </table:table-cell>
          <table:table-cell table:style-name="Table10.A3" office:value-type="string">
            <text:p text:style-name="P23"/>
          </table:table-cell>
        </table:table-row>
      </table:table>
      <text:p text:style-name="P10"/>
      <text:p text:style-name="P10"/>
      <text:p text:style-name="P10"/>
      <text:p text:style-name="P10"><text:bookmark-end text:name="bmkEmbTipo1"/></text:p>
      <text:p text:style-name="P89"><text:bookmark-end text:name="Bookmark2"/>Comprovante de recolhimento do valor relativo ao Check-list, constante do Anexo IX, através do Documento Técnico de Arrecadação - DUA:</text:p>
      <text:p text:style-name="P5"/>
      <text:p text:style-name="P17"><text:span text:style-name="T4">Segue anexas </text:span><text:span text:style-name="T8">à capa do requerimento</text:span><text:span text:style-name="T4">: </text:span></text:p>
      <text:p text:style-name="P5"/>
      <text:p text:style-name="P51"><text:placeholder text:placeholder-type="text">&lt;for each="tax in taxes(o)"&gt;</text:placeholder></text:p>
      <text:p text:style-name="P51"/>
      <text:p text:style-name="P45"><text:span text:style-name="T4">- 2 vias do Peticionamento Eletrônico nº </text:span><text:span text:style-name="T14"><text:placeholder text:placeholder-type="text">&lt;tax.reference&gt;</text:placeholder></text:span><text:span text:style-name="T14"> </text:span><text:span text:style-name="T4">gerado no Sistema de Serviços On-line.</text:span></text:p>
      <text:p text:style-name="P78"/>
      <text:p text:style-name="P45"><text:span text:style-name="T4">- Comprovante de pagamento da taxa de conferência de documentação técnica para avaliação e registro de agrotóxicos e afins no valor de $ </text:span><text:span text:style-name="T14"><text:placeholder text:placeholder-type="text">&lt;tax.amount&gt;</text:placeholder></text:span><text:span text:style-name="T14"> </text:span><text:span text:style-name="T14"><text:placeholder text:placeholder-type="text">&lt;tax.currency_id.name&gt;</text:placeholder></text:span><text:span text:style-name="T14"> </text:span></text:p>
      <text:p text:style-name="P5"/>
      <text:p text:style-name="P45"><text:span text:style-name="T4">- Justificativa esclarecendo as diferenças de dados numéricos entre o Peticionamento Eletrônico nº </text:span><text:span text:style-name="T14"><text:placeholder text:placeholder-type="text">&lt;tax.reference&gt;</text:placeholder></text:span><text:span text:style-name="T14"> </text:span><text:span text:style-name="T4">e o Requerimento de Registro de</text:span><text:span text:style-name="T11"> </text:span><text:span text:style-name="T20"><text:placeholder text:placeholder-type="text">&lt;o.formulated_product_id.name&gt;</text:placeholder></text:span></text:p>
      <text:p text:style-name="P115"/>
      <text:p text:style-name="P58"><text:span text:style-name="T6"><text:s text:c="5"/>- </text:span><text:bookmark-start text:name="Bookmark3"/><text:span text:style-name="T6">CD com as FISPQS e FE dos componentes utilizados na formulação do produto</text:span><text:span text:style-name="T11"> </text:span><text:span text:style-name="T20"><text:placeholder text:placeholder-type="text">&lt;o.formulated_product_id.name&gt;</text:placeholder></text:span></text:p>
      <text:p text:style-name="P116"/>
      <text:p text:style-name="P56"><text:placeholder text:placeholder-type="text">&lt;/for&gt;</text:placeholder></text:p>
      <text:p text:style-name="P116"/>
      <text:p text:style-name="P116"/>
      <text:p text:style-name="P90"><text:bookmark-end text:name="Bookmark3"/>Cópia do Certificado de Registro Especial Temporário – RET quando houver testes realizados no Brasil. (Anexo 11.7)</text:p>
      <text:p text:style-name="P4"/>
      <text:p text:style-name="P4"><text:placeholder text:placeholder-type="text">&lt;for each="ret in o.product_in_ret_ids"&gt;</text:placeholder></text:p>
      <text:p text:style-name="P18"><text:bookmark-start text:name="Bookmark8"/><text:span text:style-name="T5">Segue RET nº </text:span><text:span text:style-name="T5"><text:placeholder text:placeholder-type="text">&lt;ret.ret_registry_id.name&gt;</text:placeholder></text:span><text:span text:style-name="T5"> emitido em </text:span><text:span text:style-name="T5"><text:placeholder text:placeholder-type="text">&lt;ret.ret_registry_id.registry_date&gt;</text:placeholder></text:span><text:span text:style-name="T5"> com validade até </text:span><text:span text:style-name="T5"><text:placeholder text:placeholder-type="text">&lt;ret.ret_registry_id.registry_expiration_date&gt;</text:placeholder></text:span><text:span text:style-name="T5"> que suporta as pesquisas realizadas para o produto</text:span><text:bookmark-end text:name="Bookmark8"/><text:span text:style-name="T5"> </text:span><text:span text:style-name="T5"><text:placeholder text:placeholder-type="text">&lt;o.technical_product_id.name&gt;</text:placeholder></text:span></text:p>
      <text:p text:style-name="P7"><text:soft-page-break/><text:placeholder text:placeholder-type="text">&lt;/for&gt;</text:placeholder></text:p>
      <text:p text:style-name="P30"/>
      <text:p text:style-name="P17"><text:span text:style-name="T11">Metodologia validada para determinação de teor de ingrediente ativo no produto formulado, de acordo com a ABNT ou norma internacionalmente reconhecida (</text:span><text:span text:style-name="T7">Anexo 23.7.1</text:span><text:span text:style-name="T11">)</text:span></text:p>
      <text:p text:style-name="P113"><text:placeholder text:placeholder-type="text">&lt;for each="ing in cqqs(o,'chemical')"&gt;</text:placeholder></text:p>
      <text:p text:style-name="P56"/>
      <text:p text:style-name="P17"><text:span text:style-name="T5">Segue anexo o Método de Análise de Teor validado do(s) ingrediente(s) ativo(s) </text:span><text:span text:style-name="T15"><text:placeholder text:placeholder-type="text">&lt;ing.ingredient_id.name&gt;</text:placeholder></text:span><text:span text:style-name="T5"> em produtos técnico e formulado, conforme NBR-14029.</text:span></text:p>
      <text:p text:style-name="P125"/>
      <text:p text:style-name="P124"><text:placeholder text:placeholder-type="text">&lt;/for&gt;</text:placeholder></text:p>
      <text:p text:style-name="P50"><text:placeholder text:placeholder-type="text">&lt;for each="study in studies(o, 'Método Analítico de Teor/Validação')"&gt;</text:placeholder></text:p>
      <text:p text:style-name="P60"><text:span text:style-name="T25">Ref</text:span><text:span text:style-name="T22">.: </text:span><text:span text:style-name="T26"><text:placeholder text:placeholder-type="text">&lt;study.reference&gt;</text:placeholder></text:span><text:span text:style-name="T26">, </text:span><text:span text:style-name="T26"><text:placeholder text:placeholder-type="text">&lt;study.name&gt;</text:placeholder></text:span><text:span text:style-name="T26">,</text:span><text:span text:style-name="T26"><text:placeholder text:placeholder-type="text">&lt;study.laboratory_id.name&gt;</text:placeholder></text:span><text:span text:style-name="T26">, </text:span><text:span text:style-name="T26"><text:placeholder text:placeholder-type="text">&lt;study.director_author_id.name&gt;</text:placeholder></text:span><text:span text:style-name="T26">, <text:s text:c="5"/></text:span><text:span text:style-name="T26"><text:placeholder text:placeholder-type="text">&lt;study.number_of_pages&gt;</text:placeholder></text:span><text:span text:style-name="T26"> pag, </text:span><text:span text:style-name="T26"><text:placeholder text:placeholder-type="text">&lt;study.end_date&gt;</text:placeholder></text:span><text:span text:style-name="T22"> </text:span></text:p>
      <text:p text:style-name="P79"/>
      <text:p text:style-name="P59"><text:placeholder text:placeholder-type="text">&lt;/for&gt;</text:placeholder></text:p>
      <text:p text:style-name="P46"><text:span text:style-name="T3">Curitiba, </text:span><text:span text:style-name="T6"><text:placeholder text:placeholder-type="text">&lt;today()&gt;</text:placeholder></text:span></text:p>
      <text:p text:style-name="P11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6">ALTA – América Latina Tecnologia Agrícola</text:p>
            <text:p text:style-name="P6"><text:span text:style-name="T32"><text:placeholder text:placeholder-type="text">&lt;o.proxy_id.function&gt;</text:placeholder></text:span><text:span text:style-name="T32"> </text:span><text:span text:style-name="T32"><text:placeholder text:placeholder-type="text">&lt;o.proxy_id.name&gt;</text:placeholder></text:span><text:span text:style-name="T32"> <text:s/></text:span><text:span text:style-name="T32"><text:placeholder text:placeholder-type="text">&lt;o.proxy_id.state_registration_code&gt;</text:placeholder></text:span></text:p>
            <text:p text:style-name="P6">Responsável Técnico e Representante Legal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1" svg:font-family="Helvetica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1pt" fo:language="pt" fo:country="BR" style:font-size-asian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0.9453in" fo:margin-right="0in" fo:margin-top="0in" fo:margin-bottom="0in" fo:text-align="justify" style:justify-single-word="false" fo:text-indent="0in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justify" style:justify-single-word="false" fo:keep-with-next="always"/>
      <style:text-properties fo:color="#ff0000" fo:font-size="11pt" fo:language="pt" fo:country="BR" fo:font-weight="bold" style:font-size-asian="11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in" fo:margin-right="0in" fo:margin-top="0in" fo:margin-bottom="0in" fo:text-align="justify" style:justify-single-word="false" fo:text-indent="0.0071in" style:auto-text-indent="false" fo:keep-with-next="always">
        <style:tab-stops>
          <style:tab-stop style:position="2.7563in"/>
        </style:tab-stops>
      </style:paragraph-properties>
      <style:text-properties fo:language="pt" fo:country="BR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0pt" fo:language="pt" fo:country="BR" fo:font-weight="bold" style:font-size-asian="10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="100%" fo:margin-left="0.5in" fo:margin-right="0in" fo:margin-top="0in" fo:margin-bottom="0in" fo:text-align="justify" style:justify-single-word="false" fo:text-indent="0in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text-align="center" style:justify-single-word="false" fo:keep-with-next="always"/>
      <style:text-properties fo:font-size="11pt" fo:language="pt" fo:country="BR" fo:font-style="italic" style:font-size-asian="11pt" style:font-style-asian="italic" style:font-size-complex="11pt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="100%" fo:margin-left="0.0083in" fo:margin-right="0in" fo:margin-top="0in" fo:margin-bottom="0in" fo:text-indent="-0.0083in" style:auto-text-indent="false" fo:keep-with-next="always"/>
      <style:text-properties fo:font-size="10pt" fo:language="pt" fo:country="BR" fo:font-style="italic" style:font-size-asian="10pt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="100%" fo:margin-left="-0.0555in" fo:margin-right="0in" fo:margin-top="0in" fo:margin-bottom="0in" fo:text-align="center" style:justify-single-word="false" fo:text-indent="0.0555in" style:auto-text-indent="false" fo:keep-with-next="always"/>
      <style:text-properties fo:font-size="11pt" fo:language="pt" fo:country="BR" fo:font-weight="bold" style:font-size-asian="11pt" style:font-weight-asian="bold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72in" fo:margin-right="0in" fo:margin-top="0in" fo:margin-bottom="0in" fo:text-align="justify" style:justify-single-word="false" fo:text-indent="0in" style:auto-text-indent="false"/>
      <style:text-properties fo:language="pt" fo:country="BR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font-name="Arial1" fo:language="pt" fo:country="BR" style:language-asian="pt" style:country-asian="BR" style:font-name-complex="Arial2"/>
    </style:style>
    <style:style style:name="Body_20_Text_20_3" style:display-name="Body Text 3" style:family="paragraph" style:parent-style-name="Standard" style:default-outline-level="">
      <style:paragraph-properties fo:line-height="150%" fo:text-align="justify" style:justify-single-word="false" fo:orphans="0" fo:widows="0"/>
      <style:text-properties style:font-name="Arial1" fo:language="pt" fo:country="BR" fo:font-weight="bold" style:language-asian="pt" style:country-asian="BR" style:font-weight-asian="bold" style:font-name-complex="Arial2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5in" fo:margin-right="0in" fo:margin-top="0in" fo:margin-bottom="0in" fo:text-align="justify" style:justify-single-word="false" fo:text-indent="0in" style:auto-text-indent="false"/>
      <style:text-properties fo:font-size="11pt" fo:language="pt" fo:country="BR" style:font-size-asian="11pt"/>
    </style:style>
    <style:style style:name="Corpo_20_de_20_texto_20_21" style:display-name="Corpo de texto 21" style:family="paragraph" style:parent-style-name="Standard" style:default-outline-level="">
      <style:paragraph-properties fo:text-align="justify" style:justify-single-word="false"/>
      <style:text-properties style:font-name="Arial1" fo:language="pt" fo:country="BR" style:language-asian="de" style:country-asian="DE"/>
    </style:style>
    <style:style style:name="Body_20_Text_20_Indent_20_3" style:display-name="Body Text Indent 3" style:family="paragraph" style:parent-style-name="Standard" style:default-outline-level="">
      <style:paragraph-properties fo:margin="100%" fo:margin-left="0.9453in" fo:margin-right="0in" fo:margin-top="0in" fo:margin-bottom="0in" fo:text-align="justify" style:justify-single-word="false" fo:text-indent="0in" style:auto-text-indent="false"/>
      <style:text-properties fo:font-size="11pt" fo:language="pt" fo:country="BR" style:font-size-asian="11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fo:font-size="11pt" fo:language="pt" fo:country="BR" fo:font-style="italic" style:text-underline-style="solid" style:text-underline-width="auto" style:text-underline-color="font-color" fo:font-weight="bold" style:font-size-asian="11pt" style:font-style-asian="italic" style:font-weight-asian="bold" style:font-size-complex="18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fo:language="pt" fo:country="BR" style:font-name-asian="Arial Unicode MS1" style:language-asian="pt" style:country-asian="BR" style:font-name-complex="Arial Unicode MS1"/>
    </style:style>
    <style:style style:name="_5f_A090973" style:display-name="_A090973" style:family="paragraph" style:default-outline-level="">
      <style:paragraph-properties fo:margin="100%" fo:margin-left="0.8in" fo:margin-right="0in" fo:margin-top="0in" fo:margin-bottom="0in" fo:text-align="justify" style:justify-single-word="false" fo:orphans="2" fo:widows="2" fo:text-indent="0in" style:auto-text-indent="false" style:writing-mode="lr-tb"/>
      <style:text-properties fo:color="#000000" fo:font-size="12pt" fo:language="pt" fo:country="BR" style:font-size-asian="12pt" style:language-asian="pt" style:country-asian="BR"/>
    </style:style>
    <style:style style:name="PADRAO" style:family="paragraph" style:parent-style-name="Standard" style:default-outline-level="">
      <style:paragraph-properties fo:text-align="justify" style:justify-single-word="false"/>
      <style:text-properties fo:language="pt" fo:country="BR" style:language-asian="pt" style:country-asian="BR" style:font-size-complex="10pt"/>
    </style:style>
    <style:style style:name="texto" style:family="paragraph" style:default-outline-level="">
      <style:paragraph-properties fo:margin="100%" fo:margin-left="0in" fo:margin-right="0in" fo:margin-top="0in" fo:margin-bottom="0in" fo:line-height="91%" fo:text-align="justify" style:justify-single-word="false" fo:orphans="0" fo:widows="0" fo:text-indent="0.1965in" style:auto-text-indent="false" style:writing-mode="lr-tb">
        <style:tab-stops>
          <style:tab-stop style:position="0.3346in"/>
          <style:tab-stop style:position="0.4335in" style:type="center"/>
          <style:tab-stop style:position="0.4898in"/>
          <style:tab-stop style:position="0.6299in"/>
          <style:tab-stop style:position="0.8665in" style:type="center"/>
          <style:tab-stop style:position="1.3in" style:type="center"/>
          <style:tab-stop style:position="1.7335in" style:type="center"/>
          <style:tab-stop style:position="2.1665in" style:type="center"/>
          <style:tab-stop style:position="2.6in" style:type="center"/>
          <style:tab-stop style:position="3.0335in" style:type="center"/>
          <style:tab-stop style:position="3.4665in" style:type="center"/>
          <style:tab-stop style:position="3.9in" style:type="center"/>
          <style:tab-stop style:position="4.3335in" style:type="center"/>
          <style:tab-stop style:position="4.7665in" style:type="center"/>
        </style:tab-stops>
      </style:paragraph-properties>
      <style:text-properties fo:color="#000000" style:font-name="Times" fo:language="pt" fo:country="BR" style:language-asian="pt" style:country-asian="BR"/>
    </style:style>
    <style:style style:name="endnote_20_text" style:display-name="endnote text" style:family="paragraph" style:parent-style-name="Standard" style:default-outline-level="">
      <style:paragraph-properties fo:orphans="0" fo:widows="0"/>
      <style:text-properties style:font-name="Courier" fo:language="pt" fo:country="BR" style:language-asian="pt" style:country-asian="BR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line-height="115%" fo:text-indent="0in" style:auto-text-indent="false"/>
      <style:text-properties style:font-name="Calibri" fo:font-size="11pt" fo:language="pt" fo:country="BR" style:font-name-asian="Calibri1" style:font-size-asian="11pt" style:font-size-complex="11pt"/>
    </style:style>
    <style:style style:name="Pa0" style:family="paragraph" style:parent-style-name="Standard" style:default-outline-level="">
      <style:paragraph-properties style:line-height-at-least="0.1673in"/>
      <style:text-properties style:font-name="Helvetica" fo:language="pt" fo:country="BR" style:language-asian="pt" style:country-asian="B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Texto_20_de_20_nota_20_de_20_fim_20_Char" style:display-name="Texto de nota de fim Char" style:family="text" style:parent-style-name="Default_20_Paragraph_20_Font">
      <style:text-properties style:font-name="Courier" fo:font-size="12pt" style:font-size-asian="12pt"/>
    </style:style>
    <style:style style:name="Rodapé_20_Char" style:display-name="Rodapé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rpo_20_de_20_texto_20_Char" style:display-name="Corpo de texto Char" style:family="text" style:parent-style-name="Default_20_Paragraph_20_Font">
      <style:text-properties fo:font-size="11pt" style:font-size-asian="11pt" style:language-asian="en" style:country-asian="US" style:font-size-complex="12pt"/>
    </style:style>
    <style:style style:name="Título_20_2_20_Char" style:display-name="Título 2 Char" style:family="text" style:parent-style-name="Default_20_Paragraph_20_Font">
      <style:text-properties fo:color="#ff0000" fo:font-size="11pt" fo:font-weight="bold" style:font-size-asian="11pt" style:language-asian="en" style:country-asian="US" style:font-weight-asian="bold" style:font-size-complex="12pt"/>
    </style:style>
    <style:style style:name="Corpo_20_de_20_texto_20_3_20_Char" style:display-name="Corpo de texto 3 Char" style:family="text" style:parent-style-name="Default_20_Paragraph_20_Fon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A0" style:family="text">
      <style:text-properties fo:color="#000000" fo:font-size="8pt" style:font-size-asian="8pt" style:font-name-complex="Helvetica1" style:font-size-complex="8pt"/>
    </style:style>
    <style:style style:name="ListLabel_20_1" style:display-name="ListLabel 1" style:family="text">
      <style:text-properties fo:font-size="11pt" fo:font-style="normal" fo:font-weight="normal" style:font-size-asian="11pt" style:font-style-asian="normal" style:font-weight-asian="normal"/>
    </style:style>
    <style:style style:name="ListLabel_20_2" style:display-name="ListLabel 2" style:family="text">
      <style:text-properties fo:color="#00000a" fo:font-size="11pt" fo:font-weight="normal" style:font-name-asian="Times New Roman1" style:font-size-asian="11pt" style:font-weight-asian="normal" style:font-name-complex="Times New Roman1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fo:color="#00000a"/>
    </style:style>
    <style:style style:name="ListLabel_20_5" style:display-name="ListLabel 5" style:family="text">
      <style:text-properties fo:font-weight="normal" style:font-name-asian="Times New Roman1" style:font-weight-asian="normal" style:font-name-complex="Arial2"/>
    </style:style>
    <style:style style:name="ListLabel_20_6" style:display-name="ListLabel 6" style:family="text">
      <style:text-properties style:font-name-asian="Times New Roman1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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o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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suffix="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suffix="o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suffix="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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o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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4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289in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8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28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89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78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8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-0.7874in" fo:margin-right="0in" fo:text-align="end" style:justify-single-word="false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style:font-name="Arial1" fo:font-size="8pt" fo:font-weight="bold" style:font-size-asian="8pt" style:font-weight-asian="bold" style:font-name-complex="Arial2" style:font-size-complex="8pt" style:font-weight-complex="bold"/>
    </style:style>
    <style:style style:name="MT2" style:family="text"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T3" style:family="text"/>
    <style:page-layout style:name="Mpm1">
      <style:page-layout-properties fo:page-width="8.2681in" fo:page-height="11.6929in" style:num-format="1" style:print-orientation="portrait" fo:margin-top="1.3799in" fo:margin-bottom="0.9799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placeholder text:placeholder-type="text">&lt;o.formulated_product_id.name&gt;</text:placeholder></text:span><text:span text:style-name="MT2"> </text:span></text:p>
      </style:header>
      <style:footer>
        <text:p text:style-name="Footer"/>
      </style:footer>
      <style:footer-left>
        <text:p text:style-name="MP2"><text:span text:style-name="page_20_number"><text:page-number text:select-page="current">10</text:page-number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</dc:title>
    <meta:editing-cycles>97</meta:editing-cycles>
    <meta:print-date>2010-08-03T18:45:00</meta:print-date>
    <meta:creation-date>2013-07-01T09:31:21</meta:creation-date>
    <dc:date>2013-07-01T11:13:51</dc:date>
    <meta:editing-duration>PT1H36M5S</meta:editing-duration>
    <meta:generator>LibreOffice/3.5$Linux_X86_64 LibreOffice_project/350m1$Build-2</meta:generator>
    <meta:document-statistic meta:table-count="4" meta:image-count="0" meta:object-count="0" meta:page-count="11" meta:paragraph-count="301" meta:word-count="1668" meta:character-count="16037" meta:non-whitespace-character-count="14440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I-PF.dotx" xlink:href=""/>
  </office:meta>
</office:document-meta>
</file>